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43">
            <text:p>43</text:p>
          </table:table-cell>
          <table:table-cell table:style-name="ce165" table:formula="of:=COUNTIF([.L$7:.L$978];[.$J1])" office:value-type="float" office:value="42">
            <text:p>42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2">
            <text:p>2</text:p>
          </table:table-cell>
          <table:table-cell table:style-name="ce165" table:formula="of:=COUNTIF([.L$7:.L$978];[.$J2])" office:value-type="float" office:value="3">
            <text:p>3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34</text:p>
            <text:p>FQA-207</text:p>
          </table:table-cell>
          <table:table-cell table:style-name="ce133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07</text:p>
          </table:table-cell>
          <table:table-cell table:style-name="ce133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14</text:p>
          </table:table-cell>
          <table:table-cell table:number-columns-repeated="242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office:value-type="string">
            <text:p>FQA-222</text:p>
            <text:p>FQA-223</text:p>
          </table:table-cell>
          <table:table-cell table:number-columns-repeated="242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J1:SniffTest.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1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10-15T11:34:10</dc:date>
    <meta:editing-cycles>157</meta:editing-cycles>
    <meta:editing-duration>PT39H55M18S</meta:editing-duration>
    <dc:creator>exoplatform </dc:creator>
    <meta:document-statistic meta:table-count="4" meta:cell-count="1311" meta:object-count="1"/>
    <meta:user-defined meta:name="Info 1"/>
    <meta:user-defined meta:name="Info 2"/>
    <meta:user-defined meta:name="Info 3"/>
    <meta:user-defined meta:name="Info 4"/>
  </office:meta>
</office:document-meta>
</file>